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Set.writeToElement( XmlModelWriter xw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eSet.addValidatableEntity( Validatable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Set.LocaleSet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Set.Loca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Se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Set.getEntity( String 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